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ntium" svg:font-family="Gentium" style:font-pitch="variable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2547in"/>
        </style:tab-stops>
      </style:paragraph-properties>
      <style:text-properties style:font-name="Gentium Book Basic" fo:font-size="12pt" fo:letter-spacing="-0.0071in" style:text-underline-style="none" officeooo:rsid="002f20b2" officeooo:paragraph-rsid="002f20b2" style:font-size-asian="12pt"/>
    </style:style>
    <style:style style:name="P2" style:family="paragraph" style:parent-style-name="Standard" style:list-style-name="L2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25in"/>
        </style:tab-stops>
      </style:paragraph-properties>
      <style:text-properties style:font-name="Gentium Book Basic" fo:font-size="12pt" fo:letter-spacing="-0.0071in" style:text-underline-style="none" officeooo:rsid="0039c54b" officeooo:paragraph-rsid="0039c54b" style:font-size-asian="12pt"/>
    </style:style>
    <style:style style:name="P3" style:family="paragraph" style:parent-style-name="Standard" style:list-style-name="L2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25in"/>
        </style:tab-stops>
      </style:paragraph-properties>
      <style:text-properties style:font-name="Gentium Book Basic" fo:font-size="12pt" fo:letter-spacing="-0.0071in" style:text-underline-style="none" officeooo:rsid="003d539b" officeooo:paragraph-rsid="003d539b" style:font-size-asian="12pt"/>
    </style:style>
    <style:style style:name="P4" style:family="paragraph" style:parent-style-name="Standard" style:list-style-name="L3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187f6c" officeooo:paragraph-rsid="003b7560" style:font-size-asian="12pt"/>
    </style:style>
    <style:style style:name="P5" style:family="paragraph" style:parent-style-name="Standard" style:list-style-name="L3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187f6c" officeooo:paragraph-rsid="0039c54b" style:font-size-asian="12pt"/>
    </style:style>
    <style:style style:name="P6" style:family="paragraph" style:parent-style-name="Standard">
      <loext:graphic-properties draw:fill="none"/>
      <style:paragraph-properties fo:margin-top="0.0398in" fo:margin-bottom="0.0398in" loext:contextual-spacing="false" fo:line-height="100%" fo:background-color="transparent" style:writing-mode="page">
        <style:tab-stops>
          <style:tab-stop style:position="0.2547in"/>
          <style:tab-stop style:position="6.1445in"/>
        </style:tab-stops>
      </style:paragraph-properties>
      <style:text-properties style:font-name="Gentium Book Basic" fo:font-size="12pt" fo:letter-spacing="-0.0071in" style:text-underline-style="solid" style:text-underline-width="auto" style:text-underline-color="font-color" officeooo:paragraph-rsid="0039c54b" style:font-size-asian="12pt"/>
    </style:style>
    <style:style style:name="P7" style:family="paragraph" style:parent-style-name="Standard" style:master-page-name="">
      <style:paragraph-properties fo:margin-left="0.0008in" fo:margin-right="3.8945in" fo:margin-top="0.0398in" fo:margin-bottom="0.0398in" loext:contextual-spacing="false" fo:line-height="100%" fo:text-indent="0in" style:auto-text-indent="false" style:page-number="auto" style:writing-mode="page"/>
      <style:text-properties style:font-name="Gentium Book Basic" officeooo:paragraph-rsid="003b7560"/>
    </style:style>
    <style:style style:name="P8" style:family="paragraph" style:parent-style-name="Standard">
      <style:paragraph-properties fo:margin-left="0.0008in" fo:margin-right="3.3752in" fo:margin-top="0.0398in" fo:margin-bottom="0.0398in" loext:contextual-spacing="false" fo:line-height="100%" fo:text-indent="0.5in" style:auto-text-indent="false" style:writing-mode="page"/>
      <style:text-properties style:font-name="Gentium Book Basic" fo:font-size="12pt" fo:letter-spacing="-0.0075in" style:text-underline-style="none" officeooo:paragraph-rsid="0013d943" style:font-size-asian="12pt"/>
    </style:style>
    <style:style style:name="P9" style:family="paragraph" style:parent-style-name="Standard">
      <style:paragraph-properties fo:margin-left="0.0008in" fo:margin-right="3.3752in" fo:margin-top="0.0398in" fo:margin-bottom="0.0398in" loext:contextual-spacing="false" fo:line-height="100%" fo:text-indent="0.5in" style:auto-text-indent="false" style:writing-mode="page"/>
      <style:text-properties style:font-name="Gentium Book Basic" fo:font-size="12pt" fo:letter-spacing="-0.0083in" style:text-underline-style="none" officeooo:paragraph-rsid="0013d943" style:font-size-asian="12pt"/>
    </style:style>
    <style:style style:name="P1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71in" style:text-underline-style="none" officeooo:rsid="00144b16" officeooo:paragraph-rsid="0039c54b" style:font-size-asian="12pt"/>
    </style:style>
    <style:style style:name="P1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55in" fo:font-style="normal" style:text-underline-style="solid" style:text-underline-width="auto" style:text-underline-color="font-color" officeooo:rsid="0015db60" officeooo:paragraph-rsid="003b7560" style:font-size-asian="12pt" style:font-style-asian="normal" style:font-style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 Book Basic" fo:font-size="12pt" fo:letter-spacing="-0.0083in" fo:font-weight="bold" officeooo:paragraph-rsid="0013d943" style:font-size-asian="12pt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 Book Basic" fo:font-size="12pt" fo:letter-spacing="-0.0083in" officeooo:paragraph-rsid="0013d943" style:font-size-asian="12pt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 Book Basic" fo:font-size="12pt" fo:letter-spacing="-0.0028in" officeooo:rsid="00144b16" officeooo:paragraph-rsid="00144b16" style:font-size-asian="12pt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text-indent="0in" style:auto-text-indent="false" style:page-number="auto" fo:background-color="transparent" style:writing-mode="page">
        <style:tab-stops/>
      </style:paragraph-properties>
      <style:text-properties style:font-name="Gentium Book Basic" fo:font-size="12pt" fo:letter-spacing="-0.0071in" officeooo:rsid="0024f9d9" officeooo:paragraph-rsid="0024f9d9" style:font-size-asian="12pt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 Book Basic" officeooo:paragraph-rsid="0013d943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 style:writing-mode="page">
        <style:tab-stops>
          <style:tab-stop style:position="0.5in"/>
        </style:tab-stops>
      </style:paragraph-properties>
      <style:text-properties style:font-name="Gentium Book Basic" fo:font-size="12pt" fo:letter-spacing="-0.0071in" style:text-underline-style="none" officeooo:rsid="002f20b2" officeooo:paragraph-rsid="002f20b2" style:font-size-asian="12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71in" style:text-underline-style="none" officeooo:rsid="0039c54b" officeooo:paragraph-rsid="0039c54b" style:font-size-asian="12pt"/>
    </style:style>
    <style:style style:name="P19" style:family="paragraph" style:parent-style-name="Standard">
      <style:paragraph-properties fo:margin-left="0.0008in" fo:margin-right="4.011in" fo:margin-top="0.0398in" fo:margin-bottom="0.0398in" loext:contextual-spacing="false" fo:line-height="100%" fo:text-indent="0.25in" style:auto-text-indent="false" style:writing-mode="page"/>
      <style:text-properties style:font-name="Gentium Book Basic" fo:font-size="12pt" fo:letter-spacing="-0.0043in" fo:font-style="italic" officeooo:paragraph-rsid="003b7560" style:font-size-asian="12pt" style:font-style-asian="italic"/>
    </style:style>
    <style:style style:name="P20" style:family="paragraph" style:parent-style-name="Standard">
      <style:paragraph-properties fo:margin-left="0.5008in" fo:margin-right="0.0193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0.0008in" fo:font-style="normal" officeooo:rsid="001f58cf" officeooo:paragraph-rsid="003b7560" style:font-size-asian="12pt" style:font-style-asian="normal" style:font-style-complex="normal"/>
    </style:style>
    <style:style style:name="P21" style:family="paragraph" style:parent-style-name="Standard">
      <style:paragraph-properties fo:margin-left="0.5008in" fo:margin-right="0.0193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3b7560"/>
    </style:style>
    <style:style style:name="P22" style:family="paragraph" style:parent-style-name="Standard">
      <style:paragraph-properties fo:margin-left="0.5008in" fo:margin-right="0.4854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3b7560"/>
    </style:style>
    <style:style style:name="P23" style:family="paragraph" style:parent-style-name="Standard">
      <style:paragraph-properties fo:margin-left="0.5008in" fo:margin-right="0.1098in" fo:margin-top="0.0398in" fo:margin-bottom="0.0398in" loext:contextual-spacing="false" fo:line-height="100%" fo:text-indent="0in" style:auto-text-indent="false" style:writing-mode="page"/>
      <style:text-properties style:font-name="Gentium Book Basic" officeooo:rsid="0015db60" officeooo:paragraph-rsid="003b7560"/>
    </style:style>
    <style:style style:name="P24" style:family="paragraph" style:parent-style-name="Standard">
      <style:paragraph-properties fo:margin-left="0.5008in" fo:margin-right="0.1098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3b7560"/>
    </style:style>
    <style:style style:name="P25" style:family="paragraph" style:parent-style-name="Standard">
      <style:paragraph-properties fo:margin-left="0.5008in" fo:margin-right="0.1091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3b7560"/>
    </style:style>
    <style:style style:name="P26" style:family="paragraph" style:parent-style-name="Standard">
      <style:paragraph-properties fo:margin-left="0.5008in" fo:margin-right="0.3189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3b7560"/>
    </style:style>
    <style:style style:name="P27" style:family="paragraph" style:parent-style-name="Standard" style:master-page-name="">
      <loext:graphic-properties draw:fill="none"/>
      <style:paragraph-properties fo:margin-left="0.25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43in" fo:font-style="italic" officeooo:rsid="0015db60" officeooo:paragraph-rsid="003b7560" style:font-size-asian="12pt" style:font-style-asian="italic" style:font-style-complex="italic"/>
    </style:style>
    <style:style style:name="P28" style:family="paragraph" style:parent-style-name="Standard">
      <style:paragraph-properties fo:margin-left="0.5008in" fo:margin-right="0.0917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08in" fo:font-style="normal" officeooo:rsid="002d67d4" officeooo:paragraph-rsid="003b7560" style:font-size-asian="12pt" style:font-style-asian="normal" style:font-style-complex="normal"/>
    </style:style>
    <style:style style:name="P29" style:family="paragraph" style:parent-style-name="Standard">
      <style:paragraph-properties fo:margin-left="0.5008in" fo:margin-right="0.0917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08in" fo:font-style="normal" officeooo:paragraph-rsid="003b7560" style:font-size-asian="12pt" style:font-style-asian="normal" style:font-style-complex="normal"/>
    </style:style>
    <style:style style:name="P30" style:family="paragraph" style:parent-style-name="Standard" style:master-page-name="">
      <loext:graphic-properties draw:fill="none"/>
      <style:paragraph-properties fo:margin-left="0.5in" fo:margin-right="0.2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31" style:family="paragraph" style:parent-style-name="Standard" style:master-page-name="">
      <loext:graphic-properties draw:fill="none"/>
      <style:paragraph-properties fo:margin-left="0.5in" fo:margin-right="0.2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32" style:family="paragraph" style:parent-style-name="Standard" style:master-page-name="">
      <loext:graphic-properties draw:fill="none"/>
      <style:paragraph-properties fo:margin-left="0.25in" fo:margin-right="1.5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08in" fo:font-style="italic" officeooo:paragraph-rsid="003b7560" style:font-size-asian="12pt" style:font-style-asian="italic"/>
    </style:style>
    <style:style style:name="P33" style:family="paragraph" style:parent-style-name="Standard" style:master-page-name="">
      <loext:graphic-properties draw:fill="none"/>
      <style:paragraph-properties fo:margin-left="0.5in" fo:margin-right="0.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08in" fo:font-style="normal" officeooo:paragraph-rsid="003b7560" style:font-size-asian="12pt" style:font-style-asian="normal" style:font-style-complex="normal"/>
    </style:style>
    <style:style style:name="P34" style:family="paragraph" style:parent-style-name="Standard" style:master-page-name="">
      <loext:graphic-properties draw:fill="none"/>
      <style:paragraph-properties fo:margin-left="0.5in" fo:margin-right="0.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35" style:family="paragraph" style:parent-style-name="Standard">
      <loext:graphic-properties draw:fill="none"/>
      <style:paragraph-properties fo:margin-left="0.5in" fo:margin-right="0.0618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35in" fo:font-style="italic" officeooo:rsid="0038eba0" officeooo:paragraph-rsid="0039c54b" style:font-size-asian="12pt" style:font-style-asian="italic"/>
    </style:style>
    <style:style style:name="P36" style:family="paragraph" style:parent-style-name="Standard" style:master-page-name="">
      <loext:graphic-properties draw:fill="none"/>
      <style:paragraph-properties fo:margin-left="0.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35in" officeooo:paragraph-rsid="001ab0c1" style:font-size-asian="12pt"/>
    </style:style>
    <style:style style:name="P37" style:family="paragraph" style:parent-style-name="Standard" style:master-page-name="">
      <loext:graphic-properties draw:fill="none"/>
      <style:paragraph-properties fo:margin-left="0.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38" style:family="paragraph" style:parent-style-name="Standard" style:master-page-name="">
      <loext:graphic-properties draw:fill="none"/>
      <style:paragraph-properties fo:margin-left="0.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39" style:family="paragraph" style:parent-style-name="Standard" style:master-page-name="">
      <loext:graphic-properties draw:fill="none"/>
      <style:paragraph-properties fo:margin-left="0.5in" fo:margin-right="0.0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40" style:family="paragraph" style:parent-style-name="Standard" style:master-page-name="">
      <loext:graphic-properties draw:fill="none"/>
      <style:paragraph-properties fo:margin-left="0.5in" fo:margin-right="0.4366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41" style:family="paragraph" style:parent-style-name="Standard" style:master-page-name="">
      <loext:graphic-properties draw:fill="none"/>
      <style:paragraph-properties fo:margin-left="0.5in" fo:margin-right="0.5618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42" style:family="paragraph" style:parent-style-name="Standard" style:master-page-name="">
      <loext:graphic-properties draw:fill="none"/>
      <style:paragraph-properties fo:margin-left="0.5in" fo:margin-right="0.1866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43" style:family="paragraph" style:parent-style-name="Standard">
      <loext:graphic-properties draw:fill="none"/>
      <style:paragraph-properties fo:margin-left="0.5in" fo:margin-right="0in" fo:margin-top="0.0398in" fo:margin-bottom="0.0398in" loext:contextual-spacing="false" fo:line-height="100%" fo:text-indent="0in" style:auto-text-indent="false" fo:background-color="transparent" style:writing-mode="page">
        <style:tab-stops/>
      </style:paragraph-properties>
      <style:text-properties style:font-name="Gentium Book Basic" fo:font-size="12pt" fo:letter-spacing="-0.0055in" fo:font-style="normal" style:text-underline-style="none" officeooo:rsid="001ab0c1" officeooo:paragraph-rsid="001ab0c1" style:font-size-asian="12pt" style:font-style-asian="normal" style:font-style-complex="normal"/>
    </style:style>
    <style:style style:name="P44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55in" officeooo:paragraph-rsid="0013d943" style:font-size-asian="12pt"/>
    </style:style>
    <style:style style:name="P45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indent="0in" style:auto-text-indent="false" style:page-number="auto" fo:background-color="transparent" style:writing-mode="page">
        <style:tab-stops/>
      </style:paragraph-properties>
      <style:text-properties style:font-name="Gentium Book Basic" fo:font-size="12pt" fo:letter-spacing="-0.0055in" fo:font-style="normal" style:text-underline-style="none" officeooo:rsid="001ab0c1" officeooo:paragraph-rsid="001ab0c1" style:font-size-asian="12pt" style:font-style-asian="normal" style:font-style-complex="normal"/>
    </style:style>
    <style:style style:name="P46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0.0008in" fo:font-style="italic" officeooo:paragraph-rsid="001ab0c1" style:font-size-asian="12pt" style:font-style-asian="italic"/>
    </style:style>
    <style:style style:name="P47" style:family="paragraph" style:parent-style-name="Standard" style:master-page-name="">
      <loext:graphic-properties draw:fill="none"/>
      <style:paragraph-properties fo:margin-left="0.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48" style:family="paragraph" style:parent-style-name="Standard">
      <loext:graphic-properties draw:fill="none"/>
      <style:paragraph-properties fo:margin-left="0.5in" fo:margin-right="0.3752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officeooo:paragraph-rsid="003b7560"/>
    </style:style>
    <style:style style:name="P49" style:family="paragraph" style:parent-style-name="Standard" style:master-page-name="">
      <loext:graphic-properties draw:fill="none"/>
      <style:paragraph-properties fo:margin-left="0.5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28in" officeooo:paragraph-rsid="001ab0c1" style:font-size-asian="12pt"/>
    </style:style>
    <style:style style:name="P50" style:family="paragraph" style:parent-style-name="Standard" style:master-page-name="">
      <loext:graphic-properties draw:fill="none"/>
      <style:paragraph-properties fo:margin-left="0.5in" fo:margin-right="0.37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3b7560"/>
    </style:style>
    <style:style style:name="P51" style:family="paragraph" style:parent-style-name="Standard">
      <style:paragraph-properties fo:margin-left="0.0008in" fo:margin-right="4.0181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71in" style:text-underline-style="solid" style:text-underline-width="auto" style:text-underline-color="font-color" officeooo:rsid="00144b16" officeooo:paragraph-rsid="00144b16" style:font-size-asian="12pt"/>
    </style:style>
    <style:style style:name="P52" style:family="paragraph" style:parent-style-name="Standard">
      <style:paragraph-properties fo:margin-left="0.0008in" fo:margin-right="4.0181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13d943"/>
    </style:style>
    <style:style style:name="P53" style:family="paragraph" style:parent-style-name="Standard">
      <style:paragraph-properties fo:margin-left="0.0008in" fo:margin-right="1.9445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in" officeooo:paragraph-rsid="0013d943" style:font-size-asian="12pt"/>
    </style:style>
    <style:style style:name="P54" style:family="paragraph" style:parent-style-name="Standard">
      <style:paragraph-properties fo:margin-left="0.5008in" fo:margin-right="0.3252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8in" style:text-underline-style="none" officeooo:paragraph-rsid="0013d943" style:font-size-asian="12pt"/>
    </style:style>
    <style:style style:name="P55" style:family="paragraph" style:parent-style-name="Standard">
      <style:paragraph-properties fo:margin-left="0.5008in" fo:margin-right="2.2228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47in" officeooo:paragraph-rsid="0013d943" style:font-size-asian="12pt"/>
    </style:style>
    <style:style style:name="P56" style:family="paragraph" style:parent-style-name="Standard">
      <style:paragraph-properties fo:margin-left="0.5008in" fo:margin-right="0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16in" officeooo:paragraph-rsid="0013d943" style:font-size-asian="12pt"/>
    </style:style>
    <style:style style:name="P57" style:family="paragraph" style:parent-style-name="Standard">
      <style:paragraph-properties fo:margin-left="0.0008in" fo:margin-right="1.35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16in" officeooo:paragraph-rsid="0013d943" style:font-size-asian="12pt"/>
    </style:style>
    <style:style style:name="P58" style:family="paragraph" style:parent-style-name="Standard">
      <style:paragraph-properties fo:margin-left="0.0008in" fo:margin-right="3.6846in" fo:margin-top="0.0398in" fo:margin-bottom="0.0398in" loext:contextual-spacing="false" fo:line-height="100%" fo:text-indent="0in" style:auto-text-indent="false" style:writing-mode="page"/>
      <style:text-properties style:font-name="Gentium Book Basic" officeooo:paragraph-rsid="0013d943"/>
    </style:style>
    <style:style style:name="P59" style:family="paragraph" style:parent-style-name="Standard">
      <style:paragraph-properties fo:margin-left="0.0008in" fo:margin-right="5.1043in" fo:margin-top="0.0398in" fo:margin-bottom="0.0398in" loext:contextual-spacing="false" fo:line-height="100%" fo:text-indent="0.25in" style:auto-text-indent="false" style:writing-mode="page"/>
      <style:text-properties style:font-name="Gentium Book Basic" fo:font-size="12pt" fo:letter-spacing="0.0008in" fo:font-style="italic" officeooo:paragraph-rsid="0013d943" style:font-size-asian="12pt" style:font-style-asian="italic"/>
    </style:style>
    <style:style style:name="P60" style:family="paragraph" style:parent-style-name="Standard">
      <style:paragraph-properties fo:margin-left="0.5008in" fo:margin-right="0.2252in" fo:margin-top="0.0398in" fo:margin-bottom="0.0398in" loext:contextual-spacing="false" fo:line-height="100%" fo:text-indent="0in" style:auto-text-indent="false" style:writing-mode="page"/>
      <style:text-properties style:use-window-font-color="true" style:font-name="Gentium Book Basic" fo:font-size="12pt" fo:letter-spacing="-0.0035in" officeooo:rsid="00333b68" officeooo:paragraph-rsid="0038eba0" style:font-size-asian="12pt"/>
    </style:style>
    <style:style style:name="P61" style:family="paragraph" style:parent-style-name="Standard">
      <style:paragraph-properties fo:margin-left="0.5008in" fo:margin-right="0.2252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35in" officeooo:rsid="00333b68" officeooo:paragraph-rsid="0038eba0" style:font-size-asian="12pt"/>
    </style:style>
    <style:style style:name="P62" style:family="paragraph" style:parent-style-name="Standard">
      <style:paragraph-properties fo:margin-left="0.5008in" fo:margin-right="0.2252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35in" officeooo:paragraph-rsid="0013d943" style:font-size-asian="12pt"/>
    </style:style>
    <style:style style:name="P63" style:family="paragraph" style:parent-style-name="Standard">
      <style:paragraph-properties fo:margin-left="0.5008in" fo:margin-right="0.4138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35in" officeooo:paragraph-rsid="0013d943" style:font-size-asian="12pt"/>
    </style:style>
    <style:style style:name="P64" style:family="paragraph" style:parent-style-name="Standard">
      <style:paragraph-properties fo:margin-left="0.0008in" fo:margin-right="3.6193in" fo:margin-top="0.0398in" fo:margin-bottom="0.0398in" loext:contextual-spacing="false" fo:line-height="100%" fo:text-indent="0.25in" style:auto-text-indent="false" style:writing-mode="page"/>
      <style:text-properties style:font-name="Gentium Book Basic" fo:font-size="12pt" fo:letter-spacing="0.0016in" fo:font-style="italic" officeooo:paragraph-rsid="0013d943" style:font-size-asian="12pt" style:font-style-asian="italic"/>
    </style:style>
    <style:style style:name="P65" style:family="paragraph" style:parent-style-name="Standard">
      <style:paragraph-properties fo:margin-left="0.5008in" fo:margin-right="0.0516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43in" officeooo:paragraph-rsid="0013d943" style:font-size-asian="12pt"/>
    </style:style>
    <style:style style:name="P66" style:family="paragraph" style:parent-style-name="Standard">
      <style:paragraph-properties fo:margin-left="0.5008in" fo:margin-right="0.0516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08in" officeooo:rsid="00226299" officeooo:paragraph-rsid="00226299" style:font-size-asian="12pt"/>
    </style:style>
    <style:style style:name="P67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officeooo:paragraph-rsid="0015db60"/>
    </style:style>
    <style:style style:name="P68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-0.0055in" fo:font-style="normal" style:text-underline-style="none" officeooo:rsid="00237152" officeooo:paragraph-rsid="00237152" style:font-size-asian="12pt" style:font-style-asian="normal" style:font-style-complex="normal"/>
    </style:style>
    <style:style style:name="P69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>
        <style:tab-stops/>
      </style:paragraph-properties>
      <style:text-properties style:font-name="Gentium Book Basic" fo:font-size="12pt" fo:letter-spacing="-0.0055in" fo:font-style="italic" style:text-underline-style="none" officeooo:rsid="001ab0c1" officeooo:paragraph-rsid="001ab0c1" style:font-size-asian="12pt" style:font-style-asian="italic" style:font-style-complex="italic"/>
    </style:style>
    <style:style style:name="P70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paragraph-rsid="0015db60"/>
    </style:style>
    <style:style style:name="P71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officeooo:rsid="002f20b2" officeooo:paragraph-rsid="002f20b2"/>
    </style:style>
    <style:style style:name="P72" style:family="paragraph" style:parent-style-name="Standard" style:master-page-name="">
      <style:paragraph-properties fo:margin-left="0.0008in" fo:margin-right="4.1728in" fo:margin-top="0.0398in" fo:margin-bottom="0.0398in" loext:contextual-spacing="false" fo:line-height="100%" fo:text-indent="0.25in" style:auto-text-indent="false" style:page-number="auto" style:writing-mode="page"/>
      <style:text-properties style:font-name="Gentium Book Basic" fo:font-size="12pt" fo:letter-spacing="-0.0055in" fo:font-style="italic" officeooo:paragraph-rsid="001ab0c1" style:font-size-asian="12pt" style:font-style-asian="italic" style:font-style-complex="normal"/>
    </style:style>
    <style:style style:name="P73" style:family="paragraph" style:parent-style-name="Standard" style:master-page-name="">
      <style:paragraph-properties fo:margin-left="0.0008in" fo:margin-right="4.1728in" fo:margin-top="0.0398in" fo:margin-bottom="0.0398in" loext:contextual-spacing="false" fo:line-height="100%" fo:text-indent="0.25in" style:auto-text-indent="false" style:page-number="auto" style:writing-mode="page"/>
      <style:text-properties style:font-name="Gentium Book Basic" fo:font-size="12pt" fo:letter-spacing="-0.0055in" fo:font-style="italic" officeooo:rsid="0038eba0" officeooo:paragraph-rsid="0038eba0" style:font-size-asian="12pt" style:font-style-asian="italic" style:font-style-complex="normal"/>
    </style:style>
    <style:style style:name="P74" style:family="paragraph" style:parent-style-name="Standard" style:master-page-name="">
      <loext:graphic-properties draw:fill="none"/>
      <style:paragraph-properties fo:margin-left="0.5in" fo:margin-right="0.6252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2in" officeooo:paragraph-rsid="001ab0c1" style:font-size-asian="12pt"/>
    </style:style>
    <style:style style:name="P75" style:family="paragraph" style:parent-style-name="Standard">
      <loext:graphic-properties draw:fill="none"/>
      <style:paragraph-properties fo:margin-left="0in" fo:margin-right="4.4366in" fo:margin-top="0.0398in" fo:margin-bottom="0.0398in" loext:contextual-spacing="false" fo:line-height="100%" fo:text-indent="0in" style:auto-text-indent="false" fo:background-color="transparent" style:writing-mode="page"/>
      <style:text-properties style:font-name="Gentium Book Basic" fo:font-size="12pt" fo:letter-spacing="0.0008in" fo:font-style="italic" officeooo:paragraph-rsid="001ab0c1" style:font-size-asian="12pt" style:font-style-asian="italic"/>
    </style:style>
    <style:style style:name="P76" style:family="paragraph" style:parent-style-name="Standard" style:master-page-name="">
      <loext:graphic-properties draw:fill="none"/>
      <style:paragraph-properties fo:margin-left="0.25in" fo:margin-right="0.75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35in" officeooo:paragraph-rsid="0013d943" style:font-size-asian="12pt"/>
    </style:style>
    <style:style style:name="P77" style:family="paragraph" style:parent-style-name="Standard" style:master-page-name="">
      <loext:graphic-properties draw:fill="none"/>
      <style:paragraph-properties fo:margin-left="0.25in" fo:margin-right="1.4366in" fo:margin-top="0.0398in" fo:margin-bottom="0.0398in" loext:contextual-spacing="false" fo:line-height="100%" fo:text-indent="0in" style:auto-text-indent="false" style:page-number="auto" fo:background-color="transparent" style:writing-mode="page"/>
      <style:text-properties style:font-name="Gentium Book Basic" fo:font-size="12pt" fo:letter-spacing="-0.0071in" officeooo:paragraph-rsid="0013d943" style:font-size-asian="12pt"/>
    </style:style>
    <style:style style:name="P78" style:family="paragraph" style:parent-style-name="Standard">
      <style:paragraph-properties fo:margin-left="0.0008in" fo:margin-right="5.1583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0.0008in" fo:font-style="italic" officeooo:paragraph-rsid="0013d943" style:font-size-asian="12pt" style:font-style-asian="italic"/>
    </style:style>
    <style:style style:name="P79" style:family="paragraph" style:parent-style-name="Standard">
      <style:paragraph-properties fo:margin-left="0.2508in" fo:margin-right="0.5209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8in" officeooo:paragraph-rsid="003d539b" style:font-size-asian="12pt"/>
    </style:style>
    <style:style style:name="P80" style:family="paragraph" style:parent-style-name="Standard">
      <style:paragraph-properties fo:margin-left="0.2508in" fo:margin-right="0.5209in" fo:margin-top="0.0398in" fo:margin-bottom="0.0398in" loext:contextual-spacing="false" fo:line-height="100%" fo:text-indent="0in" style:auto-text-indent="false" style:writing-mode="page"/>
      <style:text-properties style:font-name="Gentium Book Basic" fo:font-size="12pt" fo:letter-spacing="-0.0028in" officeooo:rsid="003e4261" officeooo:paragraph-rsid="003e4261" style:font-size-asian="12pt"/>
    </style:style>
    <style:style style:name="P81" style:family="paragraph" style:parent-style-name="Horizontal_20_Line">
      <style:paragraph-properties fo:margin-top="0.0398in" fo:margin-bottom="0.0398in" loext:contextual-spacing="false" fo:line-height="100%" fo:text-align="center" style:justify-single-word="false" style:writing-mode="page"/>
      <style:text-properties style:font-name="Gentium Book Basic"/>
    </style:style>
    <style:style style:name="T1" style:family="text">
      <style:text-properties fo:letter-spacing="-0.0043in"/>
    </style:style>
    <style:style style:name="T2" style:family="text">
      <style:text-properties fo:letter-spacing="-0.0043in" style:text-underline-style="solid" style:text-underline-width="auto" style:text-underline-color="font-color"/>
    </style:style>
    <style:style style:name="T3" style:family="text">
      <style:text-properties fo:letter-spacing="-0.0043in" style:text-underline-style="solid" style:text-underline-width="auto" style:text-underline-color="font-color" officeooo:rsid="00226299"/>
    </style:style>
    <style:style style:name="T4" style:family="text">
      <style:text-properties fo:letter-spacing="-0.0043in" style:text-underline-style="none"/>
    </style:style>
    <style:style style:name="T5" style:family="text">
      <style:text-properties fo:letter-spacing="-0.0043in" style:text-underline-style="none" officeooo:rsid="00226299"/>
    </style:style>
    <style:style style:name="T6" style:family="text">
      <style:text-properties fo:letter-spacing="-0.0043in" style:text-underline-style="none" officeooo:rsid="002d1c03"/>
    </style:style>
    <style:style style:name="T7" style:family="text">
      <style:text-properties fo:letter-spacing="-0.0043in" style:text-underline-style="none" officeooo:rsid="002d7e88"/>
    </style:style>
    <style:style style:name="T8" style:family="text">
      <style:text-properties fo:letter-spacing="-0.0016in"/>
    </style:style>
    <style:style style:name="T9" style:family="text">
      <style:text-properties fo:letter-spacing="-0.0055in"/>
    </style:style>
    <style:style style:name="T10" style:family="text">
      <style:text-properties fo:letter-spacing="-0.0055in" fo:font-style="normal" style:font-style-asian="normal" style:font-style-complex="normal"/>
    </style:style>
    <style:style style:name="T11" style:family="text">
      <style:text-properties fo:letter-spacing="-0.0028in"/>
    </style:style>
    <style:style style:name="T12" style:family="text">
      <style:text-properties fo:font-size="12pt" fo:letter-spacing="-0.0043in" style:font-size-asian="12pt"/>
    </style:style>
    <style:style style:name="T13" style:family="text">
      <style:text-properties fo:font-size="12pt" fo:letter-spacing="-0.0043in" style:text-underline-style="solid" style:text-underline-width="auto" style:text-underline-color="font-color" style:font-size-asian="12pt"/>
    </style:style>
    <style:style style:name="T14" style:family="text">
      <style:text-properties fo:font-size="12pt" fo:letter-spacing="-0.0043in" style:text-underline-style="solid" style:text-underline-width="auto" style:text-underline-color="font-color" officeooo:rsid="00144b16" style:font-size-asian="12pt"/>
    </style:style>
    <style:style style:name="T15" style:family="text">
      <style:text-properties fo:font-size="12pt" fo:letter-spacing="-0.0043in" style:text-underline-style="solid" style:text-underline-width="auto" style:text-underline-color="font-color" officeooo:rsid="003d539b" style:font-size-asian="12pt"/>
    </style:style>
    <style:style style:name="T16" style:family="text">
      <style:text-properties fo:font-size="12pt" fo:letter-spacing="-0.0071in" style:text-underline-style="solid" style:text-underline-width="auto" style:text-underline-color="font-color" style:font-size-asian="12pt"/>
    </style:style>
    <style:style style:name="T17" style:family="text">
      <style:text-properties fo:font-size="12pt" fo:letter-spacing="-0.0071in" style:font-size-asian="12pt"/>
    </style:style>
    <style:style style:name="T18" style:family="text">
      <style:text-properties fo:font-size="12pt" fo:letter-spacing="-0.0035in" style:text-underline-style="solid" style:text-underline-width="auto" style:text-underline-color="font-color" style:font-size-asian="12pt"/>
    </style:style>
    <style:style style:name="T19" style:family="text">
      <style:text-properties fo:font-size="12pt" fo:letter-spacing="-0.0035in" style:font-size-asian="12pt"/>
    </style:style>
    <style:style style:name="T20" style:family="text">
      <style:text-properties fo:font-size="12pt" fo:letter-spacing="-0.0035in" officeooo:rsid="0015db60" style:font-size-asian="12pt"/>
    </style:style>
    <style:style style:name="T21" style:family="text">
      <style:text-properties fo:font-size="12pt" fo:letter-spacing="-0.0035in" officeooo:rsid="0027fd88" style:font-size-asian="12pt"/>
    </style:style>
    <style:style style:name="T22" style:family="text">
      <style:text-properties fo:font-size="12pt" fo:letter-spacing="-0.0016in" style:font-size-asian="12pt"/>
    </style:style>
    <style:style style:name="T23" style:family="text">
      <style:text-properties fo:font-size="12pt" fo:letter-spacing="-0.0016in" fo:font-style="italic" style:text-underline-style="none" style:font-size-asian="12pt" style:font-style-asian="italic" style:font-style-complex="italic"/>
    </style:style>
    <style:style style:name="T24" style:family="text">
      <style:text-properties fo:font-size="12pt" fo:letter-spacing="-0.0063in" style:font-size-asian="12pt"/>
    </style:style>
    <style:style style:name="T25" style:family="text">
      <style:text-properties fo:font-size="12pt" fo:letter-spacing="-0.0028in" style:font-size-asian="12pt"/>
    </style:style>
    <style:style style:name="T26" style:family="text">
      <style:text-properties fo:font-size="12pt" fo:letter-spacing="-0.0028in" fo:font-style="normal" style:font-size-asian="12pt" style:font-style-asian="normal" style:font-style-complex="normal"/>
    </style:style>
    <style:style style:name="T27" style:family="text">
      <style:text-properties fo:font-size="12pt" fo:letter-spacing="-0.0028in" fo:font-style="italic" style:font-size-asian="12pt" style:font-style-asian="italic" style:font-style-complex="italic"/>
    </style:style>
    <style:style style:name="T28" style:family="text">
      <style:text-properties fo:font-size="12pt" fo:letter-spacing="-0.0047in" style:font-size-asian="12pt"/>
    </style:style>
    <style:style style:name="T29" style:family="text">
      <style:text-properties fo:font-size="12pt" fo:letter-spacing="-0.0047in" officeooo:rsid="0015db60" style:font-size-asian="12pt"/>
    </style:style>
    <style:style style:name="T30" style:family="text">
      <style:text-properties fo:font-size="12pt" fo:letter-spacing="-0.0047in" officeooo:rsid="00178b88" style:font-size-asian="12pt"/>
    </style:style>
    <style:style style:name="T31" style:family="text">
      <style:text-properties fo:font-size="12pt" fo:letter-spacing="-0.0047in" style:text-underline-style="solid" style:text-underline-width="auto" style:text-underline-color="font-color" style:font-size-asian="12pt"/>
    </style:style>
    <style:style style:name="T32" style:family="text">
      <style:text-properties fo:font-size="12pt" fo:letter-spacing="-0.0047in" fo:font-style="italic" style:font-size-asian="12pt" style:font-style-asian="italic" style:font-style-complex="italic"/>
    </style:style>
    <style:style style:name="T33" style:family="text">
      <style:text-properties fo:font-size="12pt" fo:letter-spacing="-0.0047in" fo:font-style="italic" officeooo:rsid="0015db60" style:font-size-asian="12pt" style:font-style-asian="italic" style:font-style-complex="italic"/>
    </style:style>
    <style:style style:name="T34" style:family="text">
      <style:text-properties fo:font-size="12pt" fo:letter-spacing="-0.002in" style:font-size-asian="12pt"/>
    </style:style>
    <style:style style:name="T35" style:family="text">
      <style:text-properties fo:font-size="12pt" fo:letter-spacing="-0.002in" style:text-underline-style="solid" style:text-underline-width="auto" style:text-underline-color="font-color" style:font-size-asian="12pt"/>
    </style:style>
    <style:style style:name="T36" style:family="text">
      <style:text-properties fo:font-size="12pt" fo:letter-spacing="-0.002in" fo:font-style="italic" style:font-size-asian="12pt" style:font-style-asian="italic" style:font-style-complex="italic"/>
    </style:style>
    <style:style style:name="T37" style:family="text">
      <style:text-properties fo:font-size="12pt" fo:letter-spacing="-0.0055in" style:font-size-asian="12pt"/>
    </style:style>
    <style:style style:name="T38" style:family="text">
      <style:text-properties fo:font-size="12pt" fo:letter-spacing="-0.0055in" fo:font-style="normal" style:font-size-asian="12pt" style:font-style-asian="normal" style:font-style-complex="normal"/>
    </style:style>
    <style:style style:name="T39" style:family="text">
      <style:text-properties fo:font-size="12pt" fo:letter-spacing="-0.0055in" fo:font-style="normal" style:text-underline-style="none" officeooo:rsid="0015db60" style:font-size-asian="12pt" style:font-style-asian="normal" style:font-style-complex="normal"/>
    </style:style>
    <style:style style:name="T40" style:family="text">
      <style:text-properties fo:font-size="12pt" fo:letter-spacing="-0.0055in" fo:font-style="normal" style:text-underline-style="solid" style:text-underline-width="auto" style:text-underline-color="font-color" officeooo:rsid="0015db60" style:font-size-asian="12pt" style:font-style-asian="normal" style:font-style-complex="normal"/>
    </style:style>
    <style:style style:name="T41" style:family="text">
      <style:text-properties fo:font-size="12pt" fo:letter-spacing="-0.0102in" style:font-size-asian="12pt"/>
    </style:style>
    <style:style style:name="T42" style:family="text">
      <style:text-properties fo:font-size="12pt" fo:letter-spacing="-0.0083in" style:font-size-asian="12pt"/>
    </style:style>
    <style:style style:name="T43" style:family="text">
      <style:text-properties fo:font-size="7pt" fo:letter-spacing="-0.0043in" style:font-size-asian="7pt"/>
    </style:style>
    <style:style style:name="T44" style:family="text">
      <style:text-properties officeooo:rsid="00144b16"/>
    </style:style>
    <style:style style:name="T45" style:family="text">
      <style:text-properties fo:letter-spacing="-0.0047in"/>
    </style:style>
    <style:style style:name="T46" style:family="text">
      <style:text-properties fo:letter-spacing="-0.002in"/>
    </style:style>
    <style:style style:name="T47" style:family="text">
      <style:text-properties fo:letter-spacing="-0.0008in"/>
    </style:style>
    <style:style style:name="T48" style:family="text">
      <style:text-properties fo:letter-spacing="-0.0008in" officeooo:rsid="0038eba0"/>
    </style:style>
    <style:style style:name="T49" style:family="text">
      <style:text-properties officeooo:rsid="001ab0c1"/>
    </style:style>
    <style:style style:name="T50" style:family="text">
      <style:text-properties fo:letter-spacing="normal" fo:font-style="normal" style:text-underline-style="none" style:font-style-asian="normal" style:font-style-complex="normal"/>
    </style:style>
    <style:style style:name="T51" style:family="text">
      <style:text-properties fo:letter-spacing="normal" fo:font-style="normal" style:text-underline-style="none" officeooo:rsid="001ab0c1" style:font-style-asian="normal" style:font-style-complex="normal"/>
    </style:style>
    <style:style style:name="T52" style:family="text">
      <style:text-properties fo:letter-spacing="normal" fo:font-style="normal" style:text-underline-style="none" officeooo:rsid="0039c54b" style:font-style-asian="normal" style:font-style-complex="normal"/>
    </style:style>
    <style:style style:name="T53" style:family="text">
      <style:text-properties fo:letter-spacing="normal" fo:font-style="normal" style:text-underline-style="none" officeooo:rsid="003b7560" style:font-style-asian="normal" style:font-style-complex="normal"/>
    </style:style>
    <style:style style:name="T54" style:family="text">
      <style:text-properties fo:letter-spacing="normal" style:text-underline-style="none" officeooo:rsid="001ab0c1" style:font-style-complex="normal"/>
    </style:style>
    <style:style style:name="T55" style:family="text">
      <style:text-properties officeooo:rsid="001f58cf"/>
    </style:style>
    <style:style style:name="T56" style:family="text">
      <style:text-properties fo:letter-spacing="-0.0035in"/>
    </style:style>
    <style:style style:name="T57" style:family="text">
      <style:text-properties fo:letter-spacing="-0.0035in" style:text-underline-style="none"/>
    </style:style>
    <style:style style:name="T58" style:family="text">
      <style:text-properties fo:letter-spacing="-0.0035in" style:text-underline-style="none" officeooo:rsid="00226299"/>
    </style:style>
    <style:style style:name="T59" style:family="text">
      <style:text-properties fo:letter-spacing="-0.0035in" style:text-underline-style="none" officeooo:rsid="002b7171"/>
    </style:style>
    <style:style style:name="T60" style:family="text">
      <style:text-properties fo:letter-spacing="-0.0035in" style:text-underline-style="none" officeooo:rsid="0015db60"/>
    </style:style>
    <style:style style:name="T61" style:family="text">
      <style:text-properties fo:letter-spacing="-0.0035in" style:text-underline-style="solid" style:text-underline-width="auto" style:text-underline-color="font-color"/>
    </style:style>
    <style:style style:name="T62" style:family="text">
      <style:text-properties fo:letter-spacing="-0.0035in" style:text-underline-style="solid" style:text-underline-width="auto" style:text-underline-color="font-color" officeooo:rsid="00226299"/>
    </style:style>
    <style:style style:name="T63" style:family="text">
      <style:text-properties fo:letter-spacing="-0.0035in" officeooo:rsid="00260bd6"/>
    </style:style>
    <style:style style:name="T64" style:family="text">
      <style:text-properties fo:letter-spacing="-0.0035in" officeooo:rsid="003d539b"/>
    </style:style>
    <style:style style:name="T65" style:family="text">
      <style:text-properties officeooo:rsid="0020196e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officeooo:rsid="00187f6c"/>
    </style:style>
    <style:style style:name="T68" style:family="text">
      <style:text-properties officeooo:rsid="0027fd88"/>
    </style:style>
    <style:style style:name="T69" style:family="text">
      <style:text-properties officeooo:rsid="00299ed5"/>
    </style:style>
    <style:style style:name="T70" style:family="text">
      <style:text-properties officeooo:rsid="0030e9ba"/>
    </style:style>
    <style:style style:name="T71" style:family="text">
      <style:text-properties officeooo:rsid="003178fe"/>
    </style:style>
    <style:style style:name="T72" style:family="text">
      <style:text-properties officeooo:rsid="003271c3"/>
    </style:style>
    <style:style style:name="T73" style:family="text">
      <style:text-properties officeooo:rsid="00333b68"/>
    </style:style>
    <style:style style:name="T74" style:family="text">
      <style:text-properties officeooo:rsid="0038eba0"/>
    </style:style>
    <style:style style:name="T75" style:family="text">
      <style:text-properties officeooo:rsid="003b7560"/>
    </style:style>
    <style:style style:name="T76" style:family="text">
      <style:text-properties officeooo:rsid="003d539b"/>
    </style:style>
    <style:style style:name="T77" style:family="text">
      <style:text-properties officeooo:rsid="0039c54b"/>
    </style:style>
    <style:style style:name="T78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6">Dr. </text:span>V. J. P. Syverson </text:p>
      <text:p text:style-name="P13">Curriculum Vitae | <text:span text:style-name="T72">May 24, 2018</text:span></text:p>
      <text:p text:style-name="P14">Department of Geology, University of Wisconsin, Madison</text:p>
      <text:p text:style-name="P15">2658 E. Alluvial Ave, #206, Fresno, CA 93720</text:p>
      <text:p text:style-name="P16"><text:span text:style-name="T12">Phone: (559) 288-2872 | E-mail: </text:span><text:span text:style-name="T14">vsyverson@gmail</text:span><text:span text:style-name="T13">.</text:span><text:span text:style-name="T14">co</text:span><text:span text:style-name="T15">m</text:span><text:span text:style-name="T12"> </text:span></text:p>
      <text:p text:style-name="P81"/>
      <text:p text:style-name="P51"><text:span text:style-name="T74">Current </text:span>Appointments</text:p>
      <text:p text:style-name="P17">Geology and Biology Instructor, Clovis Community College (2018-present). <text:s/><text:span text:style-name="T66">Courses taught</text:span>:</text:p>
      <text:list xml:id="list8477668125732073464" text:style-name="L1">
        <text:list-item>
          <text:p text:style-name="P1">GEOL <text:span text:style-name="T74">1</text:span>, Physical Geology</text:p>
        </text:list-item>
        <text:list-item>
          <text:p text:style-name="P1">BIOL 3, Introduction to Life Science</text:p>
        </text:list-item>
      </text:list>
      <text:p text:style-name="P18">Senior Paleontologist, PaleoWest Consulting (2018-present). <text:span text:style-name="T66">Projects supervised:</text:span></text:p>
      <text:list xml:id="list6702479453787591094" text:style-name="L2">
        <text:list-item>
          <text:p text:style-name="P2">“Recharge Fresno” Regional Transmission Mains, City of Fresno, CA, as Lead Paleontological Resources Specialist (PRS)</text:p>
        </text:list-item>
        <text:list-item>
          <text:p text:style-name="P3">Palen Solar Project<text:span text:style-name="T77">, EDF Renewables, Riverside County, CA</text:span></text:p>
        </text:list-item>
        <text:list-item>
          <text:p text:style-name="P2">Desert Harvest Solar Project, EDF Renewables, Riverside County, CA</text:p>
        </text:list-item>
      </text:list>
      <text:p text:style-name="P10">Postdoctoral Researcher, University of Wisconsin, Madison (2016-present). <text:span text:style-name="T67">Projects: </text:span></text:p>
      <text:list xml:id="list5507487243242203491" text:style-name="L3">
        <text:list-item>
          <text:p text:style-name="P4"><text:span text:style-name="T75">E</text:span>ducational curriculum, <text:span text:style-name="T65">public </text:span>resources, <text:span text:style-name="T65">and UI/UX</text:span> development <text:span text:style-name="T75">for </text:span>Paleobiology Databas<text:span text:style-name="T75">e</text:span></text:p>
        </text:list-item>
        <text:list-item>
          <text:p text:style-name="P5">Interoperability between Paleobiology Database and other databases (ePANDDA/ELC)</text:p>
        </text:list-item>
        <text:list-item>
          <text:p text:style-name="P5"><text:span text:style-name="T70">Text-mining digitized </text:span>scientific literature <text:span text:style-name="T70">for specimen information </text:span>(GeoDeepDive/GeoD4)</text:p>
        </text:list-item>
      </text:list>
      <text:p text:style-name="P6"/>
      <text:p text:style-name="P52"><text:span text:style-name="T16">Education</text:span><text:span text:style-name="T17"> </text:span></text:p>
      <text:p text:style-name="P53">University of Michigan, Ann Arbor, Michigan </text:p>
      <text:p text:style-name="P54">Ph.D., Geology, Department of Earth and Environmental Sciences </text:p>
      <text:p text:style-name="P55">Advisor: Dr. Tomasz K. Baumiller </text:p>
      <text:p text:style-name="P56">Dissertation title: Predation, resistance, and escalation in sessile crinoids </text:p>
      <text:p text:style-name="P44"><text:span text:style-name="T44">C</text:span>ompleted: November 7, 2014 <text:span text:style-name="T44">| </text:span><text:span text:style-name="T45">Degree conferral date: December 14, 2014 </text:span></text:p>
      <text:p text:style-name="P57">California Institute of Technology, Pasadena, California </text:p>
      <text:p text:style-name="P8">B. S., Geology </text:p>
      <text:p text:style-name="P9"><text:span text:style-name="T12"/></text:p>
      <text:p text:style-name="P58"><text:span text:style-name="T35">Related work experience and training</text:span><text:span text:style-name="T34"> </text:span></text:p>
      <text:p text:style-name="P59">Teaching </text:p>
      <text:p text:style-name="P60">Introduction to Biological Sciences (Clovis Community College, Fall 2018): Lab instructor, introductory class for biology-track students. <text:span text:style-name="T76">Lead instructors: Rosa Alcazar, Karen Walters.</text:span></text:p>
      <text:p text:style-name="P61">Physical Geology (Clovis Community College, Summer 2018, <text:span text:style-name="T76">6-week term</text:span>): Sole teacher, introductory class in principles of <text:span text:style-name="T76">physical </text:span>geology. Lab, lecture, field trip.</text:p>
      <text:p text:style-name="P62"><text:soft-page-break/>Evolution and Extinction (<text:span text:style-name="T73">University of</text:span> <text:span text:style-name="T73">Michigan, Fa</text:span>ll 2010, Winter 2012-2014): Designed and taught weekly <text:span text:style-name="T11">discussion sections for lower-level non-majors paleontology course; graded written exams. </text:span></text:p>
      <text:p text:style-name="P63">Paleontology Laboratory (<text:span text:style-name="T73">University of Michigan, </text:span>Winter 2011): Sole teacher for junior/senior level invertebrate <text:span text:style-name="T46">paleontology lab, including lesson design, exams, and field trip. </text:span></text:p>
      <text:p text:style-name="P64">Museum collections management </text:p>
      <text:p text:style-name="P65">Museum assistant, University of Michigan Museum of Paleontology (Summer 2010, 2011, 2012; <text:span text:style-name="T45">Fall 2011, 2012) (funded from NSF award DBI 0847820): Assisted collections manager in </text:span><text:span text:style-name="T47">organizing specimens and digitizing collection information.</text:span></text:p>
      <text:p text:style-name="P66">“Exhibit Design” class, <text:span text:style-name="T69">University of Michigan, winter term 2014.</text:span></text:p>
      <text:p text:style-name="P69">Computer programming</text:p>
      <text:p text:style-name="P45">Web development: HTML5/CSS/Javascript</text:p>
      <text:p text:style-name="P43">Research code: R, SQL (MySQL, PostgreSQL)</text:p>
      <text:p text:style-name="P72">Technical communication </text:p>
      <text:p text:style-name="P36">Technical editor, Paleo Solutions/Rocky Mountain Paleo Solutions (October 2015 – <text:span text:style-name="T49">June 2016</text:span>): <text:span text:style-name="T47">Edit</text:span><text:span text:style-name="T48">ed</text:span><text:span text:style-name="T47"> technical reports (planning, permitting, surveys, compliance, and mitigation) on </text:span><text:span text:style-name="T8">paleontological, archeological, and environmental resources </text:span></text:p>
      <text:p text:style-name="P49">Consulting editor, American Journal Experts (February 201<text:span text:style-name="T68">5-June 2016</text:span>): In-field English- <text:span text:style-name="T46">language and technical editing services on scientific publications (to date: 41 articles) </text:span></text:p>
      <text:p text:style-name="P74">Technical writer, ESolar (June 2008-July 2009): Consulted with engineers to write <text:span text:style-name="T8">documentation and make diagrams for field manuals on the operation of solar-thermal field </text:span><text:span text:style-name="T1">hardware and software </text:span></text:p>
      <text:p text:style-name="P46"><text:span text:style-name="T51">Copy and layout editor,</text:span><text:span text:style-name="T54"> The California Tech</text:span><text:span text:style-name="T51"> (undergraduate newspaper) (2004-2008)</text:span></text:p>
      <text:p text:style-name="P73">Paleontological consulting</text:p>
      <text:p text:style-name="P35"><text:span text:style-name="T52">Senior </text:span><text:span text:style-name="T50">paleontologist, </text:span><text:span text:style-name="T51">P</text:span><text:span text:style-name="T50">aleoWest (June 2018 – present): </text:span><text:span text:style-name="T52">Conducting archival research, fiel</text:span><text:span text:style-name="T53">d surveys,</text:span><text:span text:style-name="T52"> and monitoring; supervising staff paleontologists, writing paleontological resources plans and technical reports, and all other aspects of projects where paleontological research is required.</text:span></text:p>
      <text:p text:style-name="P75">Professional training </text:p>
      <text:p text:style-name="P76">Paleobiology Database Intensive Workshop in Analytical Methods (Summer 2011) </text:p>
      <text:p text:style-name="P77">HTML5/CSS Bootcamp I, Geekwise Academy (January/February 2015) </text:p>
      <text:p text:style-name="P78">Service </text:p>
      <text:p text:style-name="P80"><text:span text:style-name="T56">Rewrote lab manual and reorganized lab sequence for </text:span><text:span text:style-name="T64">B</text:span><text:span text:style-name="T56">IOL 3 at Clovis Community College</text:span></text:p>
      <text:p text:style-name="P79"><text:span text:style-name="T64">Fall 2018 field trip to Monterey Bay Aquarium/Point Lobos with BIOL 11b &amp; GEOL 1 classes</text:span></text:p>
      <text:p text:style-name="P79">Organizing committee member for Early Career Scientists Symposium, Winter 2013 (Macroevolution: Fossils, Frameworks, and Phylogenies), University of Michigan Dept. of <text:span text:style-name="T10">Ecology and Evolutionary Biology</text:span></text:p>
      <text:p text:style-name="P7"><text:span text:style-name="T13">Publications</text:span><text:span text:style-name="T12"> </text:span></text:p>
      <text:p text:style-name="P19"><text:soft-page-break/>P<text:span text:style-name="T55">ublished p</text:span>apers </text:p>
      <text:p text:style-name="P20"><text:span text:style-name="T62">Syverson, V. J. P.,</text:span><text:span text:style-name="T58"> </text:span><text:span text:style-name="T60">C. Brett, F. Gahn, </text:span><text:span text:style-name="T58">and T. K. Baumiller. "Spinosity and regeneration in Middle Paleozoic </text:span><text:span text:style-name="T5">crinoids confirm predator taxonomic preferences". <text:s/>Paleobiology, </text:span><text:span text:style-name="T7">published online 21 March 2018</text:span><text:span text:style-name="T5">.</text:span></text:p>
      <text:p text:style-name="P20"><text:span text:style-name="T5">Long, K., D. Prothero, and </text:span><text:span text:style-name="T3">V. J. P. Syverson</text:span><text:span text:style-name="T5">. </text:span><text:span text:style-name="T4">“Did Saber-Tooth Kittens Grow Up Musclebound? A Study of Postnatal Limb Bone Allometry in Felids from the Pleistocene of Rancho La Brea." </text:span><text:span text:style-name="T5">PLoS One </text:span><text:span text:style-name="T6">(27 Sep 2017)</text:span><text:span text:style-name="T5">.</text:span></text:p>
      <text:p text:style-name="P20"><text:span text:style-name="T57">Peters, </text:span><text:span text:style-name="T58">S.</text:span><text:span text:style-name="T57">, </text:span><text:span text:style-name="T58">I. </text:span><text:span text:style-name="T57">Ross, </text:span><text:span text:style-name="T58">J. </text:span><text:span text:style-name="T57">Czaplewski, </text:span><text:span text:style-name="T58">A. </text:span><text:span text:style-name="T57">Glassel, </text:span><text:span text:style-name="T58">J. </text:span><text:span text:style-name="T57">Husson, </text:span><text:span text:style-name="T62">V. J. P. </text:span><text:span text:style-name="T61">Syverson</text:span><text:span text:style-name="T57">, </text:span><text:span text:style-name="T58">A. </text:span><text:span text:style-name="T57">Zaffos, and </text:span><text:span text:style-name="T58">M. </text:span><text:span text:style-name="T57">Livny. "Diving into published text, tables, and figures with GeoDeepDive", 2017. Eos </text:span><text:span text:style-name="T59">98, published 22 Sep 2017</text:span><text:span text:style-name="T57">.</text:span></text:p>
      <text:p text:style-name="P21"><text:span text:style-name="T18">Syverson, V. J.,</text:span><text:span text:style-name="T19"> Charles G. Messing, and Tomasz K. Baumiller. "First insights into growth and </text:span><text:span text:style-name="T22">population dynamics in the extant cyrtocrinid </text:span><text:span text:style-name="T23">Holopus mikihe </text:span><text:span text:style-name="T22">(Crinoidea) near Roatán, </text:span><text:span text:style-name="T24">Honduras", 2014. Bulletin of Marine Science 91 (1). </text:span></text:p>
      <text:p text:style-name="P22"><text:span text:style-name="T13">Syverson, V. J.,</text:span><text:span text:style-name="T12"> and Tomasz K. Baumiller. "Temporal trends of predation resistance in </text:span><text:span text:style-name="T25">Paleozoic crinoid arm branching morphologies", 2014. Paleobiology 40 (3):417-427. </text:span></text:p>
      <text:p text:style-name="P23"><text:span text:style-name="T19">Prothero, Donald R.,</text:span><text:span text:style-name="T18"> V. J. Syverson,</text:span><text:span text:style-name="T19"> K. R. Raymond, M. Madan, S. Molina, A. Fragomeni, S. </text:span><text:span text:style-name="T28">DeSantis, A. Sutyagina, and G. L. Gage. “Geographic Clines, Chronoclines, and the Fossil Record: Implications for Speciation Theory”, 2016. </text:span><text:span text:style-name="T32">Species and Speciation in the Fossil Record</text:span><text:span text:style-name="T28">, </text:span><text:span text:style-name="T30">pp. 389-404.</text:span><text:span text:style-name="T28"> University of Chicago Press.</text:span></text:p>
      <text:p text:style-name="P24"><text:span text:style-name="T29">Gillespy, P.</text:span><text:span text:style-name="T28">, D. R. Prothero,</text:span><text:span text:style-name="T31"> V. J. P. Syverson.</text:span><text:span text:style-name="T28"> "Stasis in </text:span><text:span text:style-name="T29">teratorns</text:span><text:span text:style-name="T28"> from the La Brea </text:span><text:span text:style-name="T19">Tar Pits during the last glacial-interglacial cycle", 201</text:span><text:span text:style-name="T20">6</text:span><text:span text:style-name="T19">. New Mexico Museum of Natural History Bulletin </text:span><text:span text:style-name="T20">7</text:span><text:span text:style-name="T19">4 (Fossil Record </text:span><text:span text:style-name="T20">5</text:span><text:span text:style-name="T19">). </text:span></text:p>
      <text:p text:style-name="P24"><text:span text:style-name="T29">Long, K. L</text:span><text:span text:style-name="T28">., D. R. Prothero,</text:span><text:span text:style-name="T31"> V. J. P. Syverson.</text:span><text:span text:style-name="T28"> "</text:span><text:span text:style-name="T29">Stasis in Rancho La Brea black vultures (</text:span><text:span text:style-name="T33">Coragyps occidentalis</text:span><text:span text:style-name="T29">) over the last glacial-interglacial cycle</text:span><text:span text:style-name="T19">", 201</text:span><text:span text:style-name="T20">6</text:span><text:span text:style-name="T19">. New Mexico Museum of Natural History Bulletin 64 (Fossil Record </text:span><text:span text:style-name="T20">5</text:span><text:span text:style-name="T19">). </text:span></text:p>
      <text:p text:style-name="P24"><text:span text:style-name="T28">Madan, M., D. R. Prothero,</text:span><text:span text:style-name="T31"> V. J. P. Syverson.</text:span><text:span text:style-name="T28"> "Stasis in Great Horned Owls from the La Brea </text:span><text:span text:style-name="T19">Tar Pits during the last glacial-interglacial cycle", 2015. New Mexico Museum of Natural History Bulletin 6</text:span><text:span text:style-name="T20">7</text:span><text:span text:style-name="T19"> (Fossil Record </text:span><text:span text:style-name="T20">4</text:span><text:span text:style-name="T19">). </text:span></text:p>
      <text:p text:style-name="P25"><text:span text:style-name="T19">Prothero, </text:span><text:span text:style-name="T21">D.</text:span><text:span text:style-name="T19"> R.,</text:span><text:span text:style-name="T18"> V. J. Syverson,</text:span><text:span text:style-name="T19"> K. R. Raymond, M. Madan, S. Molina, A. Fragomeni, S. </text:span><text:span text:style-name="T28">DeSantis, A. Sutyagina, and G. L. Gage, 2011. "Size and shape stasis in late Pleistocene </text:span><text:span text:style-name="T34">mammals and birds from Rancho La Brea during the Last Glacial-Interglacial cycle". </text:span><text:span text:style-name="T24">Quaternary Science Reviews 56:1-10. </text:span></text:p>
      <text:p text:style-name="P26"><text:span text:style-name="T18">Syverson, V. J.,</text:span><text:span text:style-name="T19"> and </text:span><text:span text:style-name="T21">D.</text:span><text:span text:style-name="T19"> R. Prothero, 2010. "Evolutionary patterns in late Quaternary </text:span><text:span text:style-name="T12">California condors". PalArch Journal of Vertebrate Palaeontology 7:1-18. </text:span></text:p>
      <text:p text:style-name="P27">Papers in preparation</text:p>
      <text:p text:style-name="P28"><text:span text:style-name="T2">Syverson, V. J. P.</text:span><text:span text:style-name="T1">, I. Ross, and S. Peters. "</text:span><text:span text:style-name="T63">The quantitative footprint of natural history collections and specimens in the scientific literature</text:span><text:span text:style-name="T56">".</text:span></text:p>
      <text:p text:style-name="P29"><text:span text:style-name="T1">Purens, K. J., and</text:span><text:span text:style-name="T2"> V. J. P. Syverson.</text:span><text:span text:style-name="T1"> "Sampling methods for paleobotanical assemblages reveal </text:span><text:span text:style-name="T9">Permian ecotope fluctuations". </text:span></text:p>
      <text:p text:style-name="P30"><text:span text:style-name="T13">Syverson, V. J. P.</text:span><text:span text:style-name="T12"> "Frequency of encrustation and galling on Paleozoic crinoid columnals." </text:span></text:p>
      <text:p text:style-name="P32">Conference abstracts <text:span text:style-name="T71">(as first/presenting author only)</text:span></text:p>
      <text:p text:style-name="P33"><text:soft-page-break/><text:span text:style-name="T61">Syverson, V. J. P.</text:span><text:span text:style-name="T56"> "</text:span><text:span text:style-name="T63">The quantitative footprint of natural history collections and specimens in the scientific literature</text:span><text:span text:style-name="T56">". (talk) Geological Society of America Conference, 201</text:span><text:span text:style-name="T63">7</text:span><text:span text:style-name="T56">.</text:span></text:p>
      <text:p text:style-name="P34"><text:span text:style-name="T18">Syverson, V. J. P.,</text:span><text:span text:style-name="T19"> "Changing frequencies of infestation traces and reaction features in Paleozoic crinoid columns". (talk) Geological Society of America Conference, 2015. </text:span></text:p>
      <text:p text:style-name="P37"><text:span text:style-name="T13">Syverson, V. J. P.,</text:span><text:span text:style-name="T12"> Meena A. Madan, and D. Prothero. "Stasis in great horned owls from the La </text:span><text:span text:style-name="T25">Brea tar pits during the last glacial-interglacial cycle". (poster) Society of Vertebrate </text:span><text:span text:style-name="T12">Paleontologists 75</text:span><text:span text:style-name="T43">th</text:span><text:span text:style-name="T12"> Annual Meeting, 2015. </text:span></text:p>
      <text:p text:style-name="P30"><text:span text:style-name="T13">Syverson, V. J. P.,</text:span><text:span text:style-name="T12"> M. Madan, and D. R. Prothero. "Stasis in great horned owls from the La </text:span><text:span text:style-name="T34">Brea Tar Pits during the last glacial-interglacial cycle". (submitted) Society of Vertebrate </text:span><text:span text:style-name="T19">Paleontologists Annual Conference, 2015. </text:span></text:p>
      <text:p text:style-name="P40"><text:span text:style-name="T13">Syverson, V. J.,</text:span><text:span text:style-name="T12"> Charles G. Messing, and Tomasz K. Baumiller, 2014. "First insights into </text:span><text:span text:style-name="T34">growth and population dynamics in the extant cyrtocrinid </text:span><text:span text:style-name="T36">Holopus rangii </text:span><text:span text:style-name="T34">(Crinoidea)". </text:span><text:span text:style-name="T25">(presentation) North American Echinoderm Conference, 2014. </text:span></text:p>
      <text:p text:style-name="P41"><text:span text:style-name="T13">Syverson, V. J.,</text:span><text:span text:style-name="T12"> Charles G. Messing, and Tomasz K. Baumiller, 2014. "Reconstructing </text:span><text:span text:style-name="T25">cyrtocrinid ecology and biology based on living populations of </text:span><text:span text:style-name="T27">Holopus </text:span><text:span text:style-name="T25">and </text:span><text:span text:style-name="T27">Cyathidium</text:span><text:span text:style-name="T25">". </text:span><text:span text:style-name="T37">(poster) 10th NAPC Abstract Book, PS Special Publications Vol. 13, p. 38. </text:span></text:p>
      <text:p text:style-name="P37"><text:span text:style-name="T13">Syverson, V. J.,</text:span><text:span text:style-name="T12"> and Tomasz K. Baumiller, 2013. "Spinosity over time in Paleozoic crinoids and </text:span><text:span text:style-name="T19">its implications for predation pressure". (presentation) Geological Society of America </text:span><text:span text:style-name="T37">Abstracts with Programs. Vol. 45, No. 7, p.757. </text:span></text:p>
      <text:p text:style-name="P42"><text:span text:style-name="T13">Syverson, V. J.,</text:span><text:span text:style-name="T12"> and Tomasz K. Baumiller, 2012. "Evolutionary response in Paleozoic crinoid </text:span><text:span text:style-name="T26">arm branching patterns to grazing predators". (presentation) Geological Society of America </text:span><text:span text:style-name="T38">Abstracts with Programs. Vol. 44, No. 7, p.137. </text:span></text:p>
      <text:p text:style-name="P47"><text:span text:style-name="T18">Syverson, V. J.,</text:span><text:span text:style-name="T19"> and Baumiller, Tomasz K., 2011. "Morphological variability and developmental </text:span><text:span text:style-name="T25">constraints in crinoid arms". (poster) Geological Society of America Abstracts with Programs, </text:span><text:span text:style-name="T41">Vol. 43, No. 5, p. 85 </text:span></text:p>
      <text:p text:style-name="P37"><text:span text:style-name="T19">Prothero, Donald R., Raymond, K., Meena, A., Fragomeni, A., Desantis, S. N.,</text:span><text:span text:style-name="T18"> Syverson, V. J.,</text:span><text:span text:style-name="T19"> Molina, S., and Linden, S., 2011. "Bergmann's rule, climate change, and stasis in late Pleistocene mammals and birds from Rancho La Brea". Geological Society of America </text:span><text:span text:style-name="T24">Abstracts with Programs, Vol. 43, No. 5, p. 332 </text:span></text:p>
      <text:p text:style-name="P50"><text:span text:style-name="T18">Syverson, V. J.,</text:span><text:span text:style-name="T19"> and Prothero, Donald R., 2007. "Evolutionary patterns in Pleistocene to </text:span><text:span text:style-name="T25">Recent California condors". (poster) Geological Society of America Abstracts with Programs, </text:span><text:span text:style-name="T42">Vol. 39, No. 6, p. 77 </text:span></text:p>
      <text:p text:style-name="P48"><text:span text:style-name="T42"/></text:p>
      <text:p text:style-name="P11">Profiles <text:span text:style-name="T75">and Portfolios</text:span></text:p>
      <text:p text:style-name="P70"><text:span text:style-name="T39">ResearchGate: </text:span><text:span text:style-name="T40">https://www.researchgate.net/profile/V_Syverson</text:span></text:p>
      <text:p text:style-name="P67"><text:span text:style-name="T39">Google Scholar: </text:span><text:span text:style-name="T40">https://scholar.google.com/citations?user=xZZM1EMAAAAJ&amp;hl=en</text:span></text:p>
      <text:p text:style-name="P68">LinkedIn: <text:span text:style-name="T66">https://www.linkedin.com/in/valerie-syverson-4a46093</text:span></text:p>
      <text:p text:style-name="P71"><text:span text:style-name="T39">Github: </text:span><text:span text:style-name="T40">https://github.com/vjpsyver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ntium" svg:font-family="Gentium" style:font-pitch="variable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83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. J. P. Syverson</meta:initial-creator>
    <meta:creation-date>2017-04-12T18:06:52.547000000</meta:creation-date>
    <dc:date>2018-12-28T10:49:58.439677313</dc:date>
    <meta:editing-duration>PT22H5M29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4" meta:paragraph-count="85" meta:word-count="1344" meta:character-count="9836" meta:non-whitespace-character-count="8536"/>
  </office:meta>
</office:document-meta>
</file>